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in"/>
    </style:style>
    <style:style style:name="co2" style:family="table-column">
      <style:table-column-properties fo:break-before="auto" style:column-width="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94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New"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number-columns-repeated="4" table:default-cell-style-name="ce2"/>
        <table:table-column table:style-name="co2" table:default-cell-style-name="ce2"/>
        <table:table-column table:style-name="co3" table:number-columns-repeated="1019" table:default-cell-style-name="ce2"/>
        <table:table-row table:style-name="ro1">
          <table:table-cell table:style-name="ce1" office:value-type="string">
            <text:p>Class</text:p>
          </table:table-cell>
          <table:table-cell table:style-name="ce1" office:value-type="string">
            <text:p>Item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Stats</text:p>
          </table:table-cell>
          <table:table-cell table:style-name="ce1" office:value-type="string">
            <text:p>Description</text:p>
          </table:table-cell>
          <table:table-cell table:style-name="ce1" table:number-columns-repeated="1019"/>
        </table:table-row>
        <table:table-row table:style-name="ro1">
          <table:table-cell office:value-type="string">
            <text:p>Weapons (Staff)</text:p>
          </table:table-cell>
          <table:table-cell office:value-type="string">
            <text:p>First Staff</text:p>
          </table:table-cell>
          <table:table-cell office:value-type="string">
            <text:p>Novice's Staff</text:p>
          </table:table-cell>
          <table:table-cell office:value-type="string">
            <text:p>+2 MAG -1 ATK</text:p>
          </table:table-cell>
          <table:table-cell office:value-type="string">
            <text:p>BLAH BLAH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Second Staff</text:p>
          </table:table-cell>
          <table:table-cell office:value-type="string">
            <text:p>Apprentice's Staff</text:p>
          </table:table-cell>
          <table:table-cell office:value-type="string">
            <text:p>+5 MAG -3 ATK</text:p>
          </table:table-cell>
          <table:table-cell office:value-type="string">
            <text:p>BLAH BLAH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Third Staff</text:p>
          </table:table-cell>
          <table:table-cell office:value-type="string">
            <text:p>Adept's Staff</text:p>
          </table:table-cell>
          <table:table-cell office:value-type="string">
            <text:p>+11 MAG -7 ATK</text:p>
          </table:table-cell>
          <table:table-cell office:value-type="string">
            <text:p>BLAH BLAH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Fourth Staff</text:p>
          </table:table-cell>
          <table:table-cell office:value-type="string">
            <text:p>Expert's Staff</text:p>
          </table:table-cell>
          <table:table-cell office:value-type="string">
            <text:p>+23 MAG -15 ATK</text:p>
          </table:table-cell>
          <table:table-cell office:value-type="string">
            <text:p>BLAH BLAH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Fifth Staff</text:p>
          </table:table-cell>
          <table:table-cell office:value-type="string">
            <text:p>Master's Staff</text:p>
          </table:table-cell>
          <table:table-cell office:value-type="string">
            <text:p>+45 MAG -29 ATK</text:p>
          </table:table-cell>
          <table:table-cell office:value-type="string">
            <text:p>BLAH BLAH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Bonus Staff</text:p>
          </table:table-cell>
          <table:table-cell office:value-type="string">
            <text:p>Staff of the Ancients</text:p>
          </table:table-cell>
          <table:table-cell office:value-type="string">
            <text:p>+60 MAG -35 ATK</text:p>
          </table:table-cell>
          <table:table-cell office:value-type="string">
            <text:p>BLAH BLAH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Weapons (Longswords)</text:p>
          </table:table-cell>
          <table:table-cell office:value-type="string">
            <text:p>First Longsword</text:p>
          </table:table-cell>
          <table:table-cell office:value-type="string">
            <text:p>Rusty</text:p>
          </table:table-cell>
          <table:table-cell office:value-type="string">
            <text:p>+2 ATK -1 MAG</text:p>
          </table:table-cell>
          <table:table-cell office:value-type="string">
            <text:p>BLAH BLAH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Second Longsword</text:p>
          </table:table-cell>
          <table:table-cell office:value-type="string">
            <text:p>Copper</text:p>
          </table:table-cell>
          <table:table-cell office:value-type="string">
            <text:p>+5 ATK -3 MAG</text:p>
          </table:table-cell>
          <table:table-cell office:value-type="string">
            <text:p>BLAH BLAH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Third Longsword</text:p>
          </table:table-cell>
          <table:table-cell office:value-type="string">
            <text:p>Bronze</text:p>
          </table:table-cell>
          <table:table-cell office:value-type="string">
            <text:p>+11 ATK -7 MAG</text:p>
          </table:table-cell>
          <table:table-cell office:value-type="string">
            <text:p>BLAH BLAH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Fourth Longsword</text:p>
          </table:table-cell>
          <table:table-cell office:value-type="string">
            <text:p>Iron</text:p>
          </table:table-cell>
          <table:table-cell office:value-type="string">
            <text:p>+23 ATK -15 MAG</text:p>
          </table:table-cell>
          <table:table-cell office:value-type="string">
            <text:p>BLAH BLAH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Fifth Longsword</text:p>
          </table:table-cell>
          <table:table-cell office:value-type="string">
            <text:p>Steel</text:p>
          </table:table-cell>
          <table:table-cell office:value-type="string">
            <text:p>+45 ATK -29 MAG</text:p>
          </table:table-cell>
          <table:table-cell office:value-type="string">
            <text:p>BLAH BLAH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Bonus Longsword</text:p>
          </table:table-cell>
          <table:table-cell office:value-type="string">
            <text:p>BLAH BLAH</text:p>
          </table:table-cell>
          <table:table-cell office:value-type="string">
            <text:p>+60 ATK -35 MAG</text:p>
          </table:table-cell>
          <table:table-cell office:value-type="string">
            <text:p>BLAH BLAH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Weapons (Shortswords)</text:p>
          </table:table-cell>
          <table:table-cell office:value-type="string">
            <text:p>First Shortsword</text:p>
          </table:table-cell>
          <table:table-cell office:value-type="string">
            <text:p>Bronze Dagger</text:p>
          </table:table-cell>
          <table:table-cell office:value-type="string">
            <text:p>+1 ATK +1 MAG</text:p>
          </table:table-cell>
          <table:table-cell office:value-type="string">
            <text:p>BLAH BLAH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Second Shortsword</text:p>
          </table:table-cell>
          <table:table-cell office:value-type="string">
            <text:p>Iron Dagger</text:p>
          </table:table-cell>
          <table:table-cell office:value-type="string">
            <text:p>+3 ATK +3 MAG</text:p>
          </table:table-cell>
          <table:table-cell office:value-type="string">
            <text:p>BLAH BLAH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Third Shortsword</text:p>
          </table:table-cell>
          <table:table-cell office:value-type="string">
            <text:p>Steel Dagger</text:p>
          </table:table-cell>
          <table:table-cell office:value-type="string">
            <text:p>+6 ATK +6 MAG</text:p>
          </table:table-cell>
          <table:table-cell office:value-type="string">
            <text:p>BLAH BLAH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Fourth Shortsword</text:p>
          </table:table-cell>
          <table:table-cell office:value-type="string">
            <text:p>Some other weapon</text:p>
          </table:table-cell>
          <table:table-cell office:value-type="string">
            <text:p>+12 ATK +12 MAG</text:p>
          </table:table-cell>
          <table:table-cell office:value-type="string">
            <text:p>BLAH BLAH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Fifth Shortsword</text:p>
          </table:table-cell>
          <table:table-cell office:value-type="string">
            <text:p>Some other weapon</text:p>
          </table:table-cell>
          <table:table-cell office:value-type="string">
            <text:p>+23 ATK +23 MAG</text:p>
          </table:table-cell>
          <table:table-cell office:value-type="string">
            <text:p>BLAH BLAH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Bonus Shortsword</text:p>
          </table:table-cell>
          <table:table-cell office:value-type="string">
            <text:p>Some other weapon</text:p>
          </table:table-cell>
          <table:table-cell office:value-type="string">
            <text:p>+40 ATK +40 MAG</text:p>
          </table:table-cell>
          <table:table-cell office:value-type="string">
            <text:p>BLAH BLAH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Armor (Light)</text:p>
          </table:table-cell>
          <table:table-cell office:value-type="string">
            <text:p>First Mage Armor</text:p>
          </table:table-cell>
          <table:table-cell office:value-type="string">
            <text:p>Well-Worn Robes</text:p>
          </table:table-cell>
          <table:table-cell office:value-type="string">
            <text:p>+3 MDEF -1 DEF</text:p>
          </table:table-cell>
          <table:table-cell office:value-type="string">
            <text:p>BLAH BLAH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Second Mage Armor</text:p>
          </table:table-cell>
          <table:table-cell office:value-type="string">
            <text:p>Cloth Robes</text:p>
          </table:table-cell>
          <table:table-cell office:value-type="string">
            <text:p>+8 MDEF -2 DEF</text:p>
          </table:table-cell>
          <table:table-cell office:value-type="string">
            <text:p>BLAH BLAH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Third Mage Armor</text:p>
          </table:table-cell>
          <table:table-cell office:value-type="string">
            <text:p>Leather Robes</text:p>
          </table:table-cell>
          <table:table-cell office:value-type="string">
            <text:p>+16 MDEF -4 DEF</text:p>
          </table:table-cell>
          <table:table-cell office:value-type="string">
            <text:p>BLAH BLAH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Fourth Mage Armor</text:p>
          </table:table-cell>
          <table:table-cell office:value-type="string">
            <text:p>BLAH BLAH</text:p>
          </table:table-cell>
          <table:table-cell office:value-type="string">
            <text:p>+28 MDEF -7 DEF</text:p>
          </table:table-cell>
          <table:table-cell office:value-type="string">
            <text:p>BLAH BLAH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Fifth Mage Armor</text:p>
          </table:table-cell>
          <table:table-cell office:value-type="string">
            <text:p>BLAH BLAH</text:p>
          </table:table-cell>
          <table:table-cell office:value-type="string">
            <text:p>+45 MDEF -12 DEF</text:p>
          </table:table-cell>
          <table:table-cell office:value-type="string">
            <text:p>BLAH BLAH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Bonus Mage Armor</text:p>
          </table:table-cell>
          <table:table-cell office:value-type="string">
            <text:p>BLAH BLAH</text:p>
          </table:table-cell>
          <table:table-cell office:value-type="string">
            <text:p>+60 MDEF -15 DEF</text:p>
          </table:table-cell>
          <table:table-cell office:value-type="string">
            <text:p>BLAH BLAH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rmor (Medium)</text:p>
          </table:table-cell>
          <table:table-cell office:value-type="string">
            <text:p>First Benefit Armor</text:p>
          </table:table-cell>
          <table:table-cell office:value-type="string">
            <text:p>BLAH BLAH</text:p>
          </table:table-cell>
          <table:table-cell office:value-type="string">
            <text:p>+1 DEF +1 MDEF</text:p>
          </table:table-cell>
          <table:table-cell office:value-type="string">
            <text:p>BLAH BLAH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Second Benefit Armor</text:p>
          </table:table-cell>
          <table:table-cell office:value-type="string">
            <text:p>BLAH BLAH</text:p>
          </table:table-cell>
          <table:table-cell office:value-type="string">
            <text:p>+3 DEF +3 MDEF</text:p>
          </table:table-cell>
          <table:table-cell office:value-type="string">
            <text:p>BLAH BLAH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Third Benefit Armor</text:p>
          </table:table-cell>
          <table:table-cell office:value-type="string">
            <text:p>BLAH BLAH</text:p>
          </table:table-cell>
          <table:table-cell office:value-type="string">
            <text:p>+6 DEF +6 MDEF</text:p>
          </table:table-cell>
          <table:table-cell office:value-type="string">
            <text:p>BLAH BLAH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Fourth Benefit Armor</text:p>
          </table:table-cell>
          <table:table-cell office:value-type="string">
            <text:p>BLAH BLAH</text:p>
          </table:table-cell>
          <table:table-cell office:value-type="string">
            <text:p>+12 DEF +12 MDEF</text:p>
          </table:table-cell>
          <table:table-cell office:value-type="string">
            <text:p>BLAH BLAH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Fifth Benefit Armor</text:p>
          </table:table-cell>
          <table:table-cell office:value-type="string">
            <text:p>BLAH BLAH</text:p>
          </table:table-cell>
          <table:table-cell office:value-type="string">
            <text:p>+23 ATK +23 MAG</text:p>
          </table:table-cell>
          <table:table-cell office:value-type="string">
            <text:p>BLAH BLAH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Bonus Benefit Armor</text:p>
          </table:table-cell>
          <table:table-cell office:value-type="string">
            <text:p>BLAH BLAH</text:p>
          </table:table-cell>
          <table:table-cell office:value-type="string">
            <text:p>+40 ATK +40 MAG</text:p>
          </table:table-cell>
          <table:table-cell office:value-type="string">
            <text:p>BLAH BLAH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rmor (Heavy)</text:p>
          </table:table-cell>
          <table:table-cell office:value-type="string">
            <text:p>First Warrior Armor</text:p>
          </table:table-cell>
          <table:table-cell office:value-type="string">
            <text:p>BLAH BLAH</text:p>
          </table:table-cell>
          <table:table-cell office:value-type="string">
            <text:p>+3 DEF -1 MDEF</text:p>
          </table:table-cell>
          <table:table-cell office:value-type="string">
            <text:p>BLAH BLAH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Second Warrior Armor</text:p>
          </table:table-cell>
          <table:table-cell office:value-type="string">
            <text:p>BLAH BLAH</text:p>
          </table:table-cell>
          <table:table-cell office:value-type="string">
            <text:p>+8 DEF -2 MDEF</text:p>
          </table:table-cell>
          <table:table-cell office:value-type="string">
            <text:p>BLAH BLAH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Third Warrior Armor</text:p>
          </table:table-cell>
          <table:table-cell office:value-type="string">
            <text:p>BLAH BLAH</text:p>
          </table:table-cell>
          <table:table-cell office:value-type="string">
            <text:p>+16 DEF -4 MDEF</text:p>
          </table:table-cell>
          <table:table-cell office:value-type="string">
            <text:p>BLAH BLAH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Fourth Warrior Armor</text:p>
          </table:table-cell>
          <table:table-cell office:value-type="string">
            <text:p>BLAH BLAH</text:p>
          </table:table-cell>
          <table:table-cell office:value-type="string">
            <text:p>+28 DEF -7 MDEF</text:p>
          </table:table-cell>
          <table:table-cell office:value-type="string">
            <text:p>BLAH BLAH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Fifth Warrior Armor</text:p>
          </table:table-cell>
          <table:table-cell office:value-type="string">
            <text:p>BLAH BLAH</text:p>
          </table:table-cell>
          <table:table-cell office:value-type="string">
            <text:p>+45 DEF -12 MDEF</text:p>
          </table:table-cell>
          <table:table-cell office:value-type="string">
            <text:p>BLAH BLAH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Bonus Warrior Armor</text:p>
          </table:table-cell>
          <table:table-cell office:value-type="string">
            <text:p>BLAH BLAH</text:p>
          </table:table-cell>
          <table:table-cell office:value-type="string">
            <text:p>+60 DEF -15 MDEF</text:p>
          </table:table-cell>
          <table:table-cell office:value-type="string">
            <text:p>BLAH BLAH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Healing Items</text:p>
          </table:table-cell>
          <table:table-cell office:value-type="string">
            <text:p>Meh</text:p>
          </table:table-cell>
          <table:table-cell office:value-type="string">
            <text:p>BLAH BLAH</text:p>
          </table:table-cell>
          <table:table-cell office:value-type="string">
            <text:p>+10 HP</text:p>
          </table:table-cell>
          <table:table-cell office:value-type="string">
            <text:p>BLAH BLAH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Okay</text:p>
          </table:table-cell>
          <table:table-cell office:value-type="string">
            <text:p>BLAH BLAH</text:p>
          </table:table-cell>
          <table:table-cell office:value-type="string">
            <text:p>+40 HP</text:p>
          </table:table-cell>
          <table:table-cell office:value-type="string">
            <text:p>BLAH BLAH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Good</text:p>
          </table:table-cell>
          <table:table-cell office:value-type="string">
            <text:p>BLAH BLAH</text:p>
          </table:table-cell>
          <table:table-cell office:value-type="string">
            <text:p>+90 HP</text:p>
          </table:table-cell>
          <table:table-cell office:value-type="string">
            <text:p>BLAH BLAH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Great</text:p>
          </table:table-cell>
          <table:table-cell office:value-type="string">
            <text:p>BLAH BLAH</text:p>
          </table:table-cell>
          <table:table-cell office:value-type="string">
            <text:p>+200 HP</text:p>
          </table:table-cell>
          <table:table-cell office:value-type="string">
            <text:p>BLAH BLAH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Wow Gold Star</text:p>
          </table:table-cell>
          <table:table-cell office:value-type="string">
            <text:p>BLAH BLAH</text:p>
          </table:table-cell>
          <table:table-cell office:value-type="string">
            <text:p>+500 HP</text:p>
          </table:table-cell>
          <table:table-cell office:value-type="string">
            <text:p>BLAH BLAH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Don't fukken use unnecessarily</text:p>
          </table:table-cell>
          <table:table-cell office:value-type="string">
            <text:p>BLAH BLAH</text:p>
          </table:table-cell>
          <table:table-cell office:value-type="string">
            <text:p>+1000 HP</text:p>
          </table:table-cell>
          <table:table-cell office:value-type="string">
            <text:p>BLAH BLAH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Enemy Effectors</text:p>
          </table:table-cell>
          <table:table-cell office:value-type="string">
            <text:p>Something like Repel</text:p>
          </table:table-cell>
          <table:table-cell office:value-type="string">
            <text:p>asdfasdf</text:p>
          </table:table-cell>
          <table:table-cell office:value-type="string">
            <text:p>asdfasdf</text:p>
          </table:table-cell>
          <table:table-cell office:value-type="string">
            <text:p>asdfasdf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Something to Flee</text:p>
          </table:table-cell>
          <table:table-cell office:value-type="string">
            <text:p>asdfasdf</text:p>
          </table:table-cell>
          <table:table-cell office:value-type="string">
            <text:p>asdfasdf</text:p>
          </table:table-cell>
          <table:table-cell office:value-type="string">
            <text:p>asdfasdf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dfasdfasdf</text:p>
          </table:table-cell>
          <table:table-cell office:value-type="string">
            <text:p>asdfasdfa</text:p>
          </table:table-cell>
          <table:table-cell office:value-type="string">
            <text:p>asdfasdf</text:p>
          </table:table-cell>
          <table:table-cell office:value-type="string">
            <text:p>asdfasdf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asdfasdfaa</text:p>
          </table:table-cell>
          <table:table-cell office:value-type="string">
            <text:p>asfasdf</text:p>
          </table:table-cell>
          <table:table-cell office:value-type="string">
            <text:p>asfasdf</text:p>
          </table:table-cell>
          <table:table-cell office:value-type="string">
            <text:p>asdfasdf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adsfasdf</text:p>
          </table:table-cell>
          <table:table-cell office:value-type="string">
            <text:p>asdfasdf</text:p>
          </table:table-cell>
          <table:table-cell office:value-type="string">
            <text:p>asdfasdf</text:p>
          </table:table-cell>
          <table:table-cell office:value-type="string">
            <text:p>asdfasf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asdfasdfsdaf</text:p>
          </table:table-cell>
          <table:table-cell office:value-type="string">
            <text:p>asdfasf</text:p>
          </table:table-cell>
          <table:table-cell office:value-type="string">
            <text:p>asdfsadf</text:p>
          </table:table-cell>
          <table:table-cell office:value-type="string">
            <text:p>asdfasdf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y Items</text:p>
          </table:table-cell>
          <table:table-cell office:value-type="string">
            <text:p>Essence of Water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Essence of Earth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Essence of Fir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Essence of Win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Essence of Spac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Essence of Tim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KEY A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KEY B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KEY C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KEY 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KEY F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KEY G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PI 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PI 2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PI 3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BEST ENDING ITE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JOKE ENDING ITEM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3">
          <table:table-cell office:value-type="string">
            <text:p>Other items</text:p>
          </table:table-cell>
          <table:table-cell office:value-type="string">
            <text:p>Other</text:p>
          </table:table-cell>
          <table:table-cell office:value-type="string">
            <text:p>ad</text:p>
          </table:table-cell>
          <table:table-cell office:value-type="string">
            <text:p>`adgadg</text:p>
          </table:table-cell>
          <table:table-cell office:value-type="string">
            <text:p>agadsf</text:p>
          </table:table-cell>
          <table:table-cell table:number-columns-repeated="1019"/>
        </table:table-row>
        <table:table-row table:style-name="ro1" table:number-rows-repeated="104849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4">00/00/0000</text:date>, <text:time style:data-style-name="N2" text:time-value="0000-00-00T11:20:32.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23T16:03:09.88</meta:creation-date>
    <dc:date>2013-04-24T12:56:19.92</dc:date>
    <meta:editing-duration>PT1H32M44S</meta:editing-duration>
    <meta:editing-cycles>3</meta:editing-cycles>
    <meta:generator>LibreOffice/4.0.2.2$Windows_x86 LibreOffice_project/4c82dcdd6efcd48b1d8bba66bfe1989deee49c3</meta:generator>
    <meta:document-statistic meta:table-count="1" meta:cell-count="228" meta:object-count="0"/>
  </office:meta>
</office:document-meta>
</file>